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3b14fa" officeooo:paragraph-rsid="003b14fa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4.995cm" fo:margin-right="0cm" fo:text-indent="1.249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6.244cm" fo:margin-right="0cm" fo:text-indent="1.249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8.742cm" fo:margin-right="0cm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11.24cm" fo:margin-right="0cm" fo:text-indent="1.249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6.244cm" fo:margin-right="0cm" fo:text-indent="0cm" style:auto-text-indent="false"/>
    </style:style>
    <style:style style:name="P11" style:family="paragraph" style:parent-style-name="Standard">
      <style:paragraph-properties fo:margin-left="9.991cm" fo:margin-right="0cm" fo:text-indent="1.249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eb638" officeooo:paragraph-rsid="003eb63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fe28" style:font-size-asian="14pt" style:font-size-complex="14pt"/>
    </style:style>
    <style:style style:name="T3" style:family="text">
      <style:text-properties fo:font-size="14pt" officeooo:rsid="000e869c" style:font-size-asian="14pt" style:font-size-complex="14pt"/>
    </style:style>
    <style:style style:name="T4" style:family="text">
      <style:text-properties fo:font-size="14pt" officeooo:rsid="000f589b" style:font-size-asian="14pt" style:font-size-complex="14pt"/>
    </style:style>
    <style:style style:name="T5" style:family="text">
      <style:text-properties fo:font-size="14pt" officeooo:rsid="00131dbe" style:font-size-asian="14pt" style:font-size-complex="14pt"/>
    </style:style>
    <style:style style:name="T6" style:family="text">
      <style:text-properties fo:font-size="14pt" officeooo:rsid="00133c9b" style:font-size-asian="14pt" style:font-size-complex="14pt"/>
    </style:style>
    <style:style style:name="T7" style:family="text">
      <style:text-properties fo:font-size="14pt" officeooo:rsid="002e7ba0" style:font-size-asian="14pt" style:font-size-complex="14pt"/>
    </style:style>
    <style:style style:name="T8" style:family="text">
      <style:text-properties fo:font-size="14pt" officeooo:rsid="00368c08" style:font-size-asian="14pt" style:font-size-complex="14pt"/>
    </style:style>
    <style:style style:name="T9" style:family="text">
      <style:text-properties fo:font-size="14pt" officeooo:rsid="003a4a5c" style:font-size-asian="14pt" style:font-size-complex="14pt"/>
    </style:style>
    <style:style style:name="T10" style:family="text">
      <style:text-properties fo:font-size="14pt" officeooo:rsid="003b14fa" style:font-size-asian="14pt" style:font-size-complex="14pt"/>
    </style:style>
    <style:style style:name="T11" style:family="text">
      <style:text-properties fo:font-size="14pt" officeooo:rsid="003cc3aa" style:font-size-asian="14pt" style:font-size-complex="14pt"/>
    </style:style>
    <style:style style:name="T12" style:family="text">
      <style:text-properties officeooo:rsid="003cc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>LAUDO MÉDICO</text:p>
      <text:p text:style-name="P12">ISAAC DE SOUZA SEVERIANO</text:p>
      <text:p text:style-name="P1"><text:s/></text:p>
      <text:p text:style-name="P5"><text:span text:style-name="T1"><text:s text:c="11"/>Paciente portador</text:span><text:span text:style-name="T2">(a)</text:span><text:span text:style-name="T1"> de Transtorno e Déficit de Atenção </text:span><text:span text:style-name="T2">mais <text:s/>Hiperatividade</text:span><text:span text:style-name="T1"> (TDA</text:span><text:span text:style-name="T2">H</text:span><text:span text:style-name="T1">), </text:span><text:span text:style-name="T8"><text:s/></text:span><text:span text:style-name="T1">patologia no qual o seu portador tem funções cognitivas preservadas, porém é desatento</text:span><text:span text:style-name="T4">(a)</text:span><text:span text:style-name="T1"> e impetuoso</text:span><text:span text:style-name="T4">(a)</text:span><text:span text:style-name="T1">. </text:span><text:span text:style-name="T10">Paciente com alguns traços autisticos.</text:span></text:p>
      <text:p text:style-name="P5"><text:span text:style-name="T1"><text:s text:c="11"/>Deverá ser incluído</text:span><text:span text:style-name="T2">(a)</text:span><text:span text:style-name="T1"> em escola regular segundo lei de inclusão (PL 7699/06) garantida pelo Ministério da Educação.</text:span></text:p>
      <text:p text:style-name="P5"><text:span text:style-name="T1"><text:s text:c="11"/>O portador de TDA</text:span><text:span text:style-name="T2">H</text:span><text:span text:style-name="T1"> deverá ter direitos tais como:</text:span></text:p>
      <text:p text:style-name="P2"><text:s text:c="12"/>Ficar na primeira fila;</text:p>
      <text:p text:style-name="P2"><text:s text:c="12"/>Ter mais tempo para realizar provas;</text:p>
      <text:p text:style-name="P2"><text:s text:c="12"/>E até poderá realizar trabalhos que complementem suas notas.</text:p>
      <text:p text:style-name="P5"><text:span text:style-name="T1"><text:s text:c="7"/>Tais conquistas, visando realizar inclusão, pois eles tratados irão melhorar o se</text:span><text:span text:style-name="T3">u</text:span><text:span text:style-name="T1"> desempenho escolar. Entretanto devemos ainda nos lembrar da impulsividade inerente ao quadro clínico, que deverá ser melhorado com a ajuda da escola e da família.</text:span></text:p>
      <text:p text:style-name="P1">CID: F90; </text:p>
      <text:p text:style-name="P4">CID11: 6A02</text:p>
      <text:p text:style-name="P11">Atenciosamente,</text:p>
      <text:p text:style-name="P10"><text:span text:style-name="T5"><text:s text:c="11"/>Maracanaú</text:span><text:span text:style-name="T1">, </text:span><text:span text:style-name="T11">0</text:span><text:span text:style-name="T9">6</text:span><text:span text:style-name="T1"> de </text:span><text:span text:style-name="T11">fever</text:span><text:span text:style-name="T7">ei</text:span><text:span text:style-name="T6">ro</text:span><text:span text:style-name="T1"> de 202</text:span><text:span text:style-name="T7">5</text:span><text:span text:style-name="T1">.</text:span></text:p>
      <text:p text:style-name="P7"/>
      <text:p text:style-name="P3">............................................................</text:p>
      <text:p text:style-name="P8">Dra. GILMA M. P. HOLANDA</text:p>
      <text:p text:style-name="P9">CRM:237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</meta:editing-cycles>
    <meta:creation-date>2024-02-20T11:49:33.204000000</meta:creation-date>
    <dc:date>2025-02-06T15:44:18.674000000</dc:date>
    <meta:editing-duration>PT13H20M40S</meta:editing-duration>
    <meta:generator>LibreOffice/7.1.6.2$Windows_X86_64 LibreOffice_project/0e133318fcee89abacd6a7d077e292f1145735c3</meta:generator>
    <meta:print-date>2025-02-06T14:54:38.864000000</meta:print-date>
    <meta:document-statistic meta:table-count="0" meta:image-count="0" meta:object-count="0" meta:page-count="1" meta:paragraph-count="17" meta:word-count="137" meta:character-count="1046" meta:non-whitespace-character-count="834"/>
    <meta:user-defined meta:name="AppVersion">15.0000</meta:user-defined>
    <meta:template xlink:type="simple" xlink:actuate="onRequest" xlink:title="LAUDO MÉDICO TDAH" xlink:href=""/>
  </office:meta>
</office:document-meta>
</file>